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ffffcc" draw:textarea-horizontal-align="justify" draw:textarea-vertical-align="middle" draw:auto-grow-height="false" fo:min-height="4.445cm" fo:min-width="27.567cm"/>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5.107cm"/>
      <style:paragraph-properties style:writing-mode="lr-tb"/>
    </style:style>
    <style:style style:name="gr3" style:family="graphic" style:parent-style-name="standard">
      <style:graphic-properties draw:fill-color="#ffffcc" draw:textarea-horizontal-align="justify" draw:textarea-vertical-align="middle" draw:auto-grow-height="false" fo:min-height="8.364cm" fo:min-width="20.455cm"/>
    </style:style>
    <style:style style:name="gr4" style:family="graphic" style:parent-style-name="standard">
      <style:graphic-properties draw:fill-color="#ffffcc" draw:textarea-horizontal-align="justify" draw:textarea-vertical-align="middle" draw:auto-grow-height="false" fo:min-height="10.545cm" fo:min-width="9.787cm"/>
    </style:style>
    <style:style style:name="gr5" style:family="graphic" style:parent-style-name="standard">
      <style:graphic-properties draw:fill-color="#ffffcc" draw:textarea-horizontal-align="justify" draw:textarea-vertical-align="middle" draw:auto-grow-height="false" fo:min-height="11.18cm" fo:min-width="41.053cm"/>
    </style:style>
    <style:style style:name="gr6" style:family="graphic" style:parent-style-name="standard">
      <style:graphic-properties draw:fill-color="#ff9966" draw:textarea-horizontal-align="justify" draw:textarea-vertical-align="middle" draw:auto-grow-height="false" fo:min-height="11.851cm" fo:min-width="3.881cm"/>
      <style:paragraph-properties style:writing-mode="lr-tb"/>
    </style:style>
    <style:style style:name="gr7" style:family="graphic" style:parent-style-name="standard">
      <style:graphic-properties svg:stroke-width="0.152cm" draw:marker-start-width="0.432cm" draw:marker-end-width="0.432cm" draw:fill-color="#ffffff" draw:textarea-horizontal-align="justify" draw:textarea-vertical-align="middle" draw:auto-grow-height="false" fo:min-height="9.121cm" fo:min-width="4.069cm" fo:padding-top="0.201cm" fo:padding-bottom="0.201cm" fo:padding-left="0.326cm" fo:padding-right="0.326cm"/>
      <style:paragraph-properties style:writing-mode="lr-tb"/>
    </style:style>
    <style:style style:name="gr8" style:family="graphic" style:parent-style-name="standard">
      <style:graphic-properties svg:stroke-width="0.152cm" draw:marker-start-width="0.432cm" draw:marker-end-width="0.432cm" draw:fill-color="#ffffff" draw:textarea-horizontal-align="justify" draw:textarea-vertical-align="middle" draw:auto-grow-height="false" fo:min-height="2.959cm" fo:min-width="2.328cm" fo:padding-top="0.201cm" fo:padding-bottom="0.201cm" fo:padding-left="0.326cm" fo:padding-right="0.326cm"/>
      <style:paragraph-properties style:writing-mode="lr-tb"/>
    </style:style>
    <style:style style:name="gr9" style:family="graphic" style:parent-style-name="standard">
      <style:graphic-properties svg:stroke-width="0.152cm" draw:marker-start-width="0.432cm" draw:marker-end-width="0.432cm" draw:fill-color="#ff9966" draw:textarea-horizontal-align="justify" draw:textarea-vertical-align="middle" draw:auto-grow-height="false" fo:min-height="4.117cm" fo:min-width="3.359cm" fo:padding-top="0.201cm" fo:padding-bottom="0.201cm" fo:padding-left="0.326cm" fo:padding-right="0.326cm"/>
      <style:paragraph-properties style:writing-mode="lr-tb"/>
    </style:style>
    <style:style style:name="gr10" style:family="graphic" style:parent-style-name="standard">
      <style:graphic-properties svg:stroke-width="0.152cm" draw:marker-start-width="0.432cm" draw:marker-end-width="0.432cm" draw:fill-color="#ffffff" draw:textarea-horizontal-align="justify" draw:textarea-vertical-align="middle" draw:auto-grow-height="false" fo:min-height="2.907cm" fo:min-width="3.753cm" fo:padding-top="0.201cm" fo:padding-bottom="0.201cm" fo:padding-left="0.326cm" fo:padding-right="0.326cm"/>
      <style:paragraph-properties style:writing-mode="lr-tb"/>
    </style:style>
    <style:style style:name="gr11" style:family="graphic" style:parent-style-name="standard">
      <style:graphic-properties svg:stroke-width="0.152cm" draw:marker-start-width="0.432cm" draw:marker-end-width="0.432cm" draw:fill-color="#ffffff" draw:textarea-horizontal-align="justify" draw:textarea-vertical-align="middle" draw:auto-grow-height="false" fo:min-height="4.733cm" fo:min-width="4.299cm" fo:padding-top="0.201cm" fo:padding-bottom="0.201cm" fo:padding-left="0.326cm" fo:padding-right="0.326cm"/>
      <style:paragraph-properties style:writing-mode="lr-tb"/>
    </style:style>
    <style:style style:name="gr12" style:family="graphic" style:parent-style-name="standard">
      <style:graphic-properties draw:fill-color="#ffffff" draw:textarea-horizontal-align="justify" draw:textarea-vertical-align="middle" draw:auto-grow-height="false" fo:min-height="7.426cm" fo:min-width="3.763cm"/>
      <style:paragraph-properties style:writing-mode="lr-tb"/>
    </style:style>
    <style:style style:name="gr13" style:family="graphic" style:parent-style-name="standard">
      <style:graphic-properties svg:stroke-width="0.152cm" draw:marker-start-width="0.432cm" draw:marker-end-width="0.432cm" draw:fill-color="#ffffff" draw:textarea-horizontal-align="justify" draw:textarea-vertical-align="middle" draw:auto-grow-height="false" fo:min-height="3.95cm" fo:min-width="3.608cm" fo:padding-top="0.201cm" fo:padding-bottom="0.201cm" fo:padding-left="0.326cm" fo:padding-right="0.326cm"/>
      <style:paragraph-properties style:writing-mode="lr-tb"/>
    </style:style>
    <style:style style:name="gr14" style:family="graphic" style:parent-style-name="standard">
      <style:graphic-properties draw:fill-color="#ffffff" draw:textarea-horizontal-align="justify" draw:textarea-vertical-align="middle" draw:auto-grow-height="false" fo:min-height="5.338cm" fo:min-width="4.199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5.497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5.471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1.907cm"/>
      <style:paragraph-properties style:writing-mode="lr-tb"/>
    </style:style>
    <style:style style:name="gr18" style:family="graphic" style:parent-style-name="standard">
      <style:graphic-properties draw:textarea-vertical-align="middle" draw:auto-grow-height="false" fo:min-height="8.886cm" fo:min-width="3.291cm"/>
    </style:style>
    <style:style style:name="gr19" style:family="graphic" style:parent-style-name="standard">
      <style:graphic-properties draw:textarea-vertical-align="middle" draw:auto-grow-height="false" fo:min-height="10.545cm" fo:min-width="3.418cm"/>
    </style:style>
    <style:style style:name="gr20" style:family="graphic" style:parent-style-name="standard">
      <style:graphic-properties svg:stroke-width="0.152cm" draw:marker-start-width="0.432cm" draw:marker-end-width="0.432cm" draw:fill-color="#ffffff" draw:textarea-horizontal-align="justify" draw:textarea-vertical-align="middle" draw:auto-grow-height="false" fo:min-height="3.496cm" fo:min-width="3.373cm" fo:padding-top="0.201cm" fo:padding-bottom="0.201cm" fo:padding-left="0.326cm" fo:padding-right="0.326cm"/>
      <style:paragraph-properties style:writing-mode="lr-tb"/>
    </style:style>
    <style:style style:name="gr21" style:family="graphic" style:parent-style-name="standard">
      <style:graphic-properties svg:stroke-width="0.152cm" draw:marker-start-width="0.432cm" draw:marker-end-width="0.432cm" draw:fill="solid" draw:fill-color="#ffffff" draw:textarea-horizontal-align="justify" draw:textarea-vertical-align="middle" draw:auto-grow-height="false" fo:min-height="5.845cm" fo:min-width="3.825cm" fo:padding-top="0.201cm" fo:padding-bottom="0.201cm" fo:padding-left="0.326cm" fo:padding-right="0.326cm"/>
      <style:paragraph-properties style:writing-mode="lr-tb"/>
    </style:style>
    <style:style style:name="gr22" style:family="graphic" style:parent-style-name="standard">
      <style:graphic-properties svg:stroke-width="0.152cm" draw:marker-start-width="0.432cm" draw:marker-end-width="0.432cm" draw:fill="solid" draw:fill-color="#ff9966" draw:textarea-horizontal-align="justify" draw:textarea-vertical-align="middle" draw:auto-grow-height="false" fo:padding-top="0.201cm" fo:padding-bottom="0.201cm" fo:padding-left="0.326cm" fo:padding-right="0.326cm"/>
      <style:paragraph-properties style:writing-mode="lr-tb"/>
    </style:style>
    <style:style style:name="gr23" style:family="graphic" style:parent-style-name="standard">
      <style:graphic-properties svg:stroke-width="0.152cm" draw:marker-start-width="0.432cm" draw:marker-end-width="0.432cm" draw:fill="solid" draw:fill-color="#ff9966" draw:textarea-horizontal-align="justify" draw:textarea-vertical-align="middle" draw:auto-grow-height="false" fo:min-height="8.411cm" fo:min-width="3.589cm" fo:padding-top="0.201cm" fo:padding-bottom="0.201cm" fo:padding-left="0.326cm" fo:padding-right="0.326cm"/>
      <style:paragraph-properties style:writing-mode="lr-tb"/>
    </style:style>
    <style:style style:name="gr24" style:family="graphic" style:parent-style-name="standard">
      <style:graphic-properties svg:stroke-width="0.152cm" draw:marker-start-width="0.432cm" draw:marker-end-width="0.432cm" draw:fill-color="#ffffff" draw:textarea-horizontal-align="justify" draw:textarea-vertical-align="middle" draw:auto-grow-height="false" fo:min-height="1.432cm" fo:min-width="2.452cm" fo:padding-top="0.201cm" fo:padding-bottom="0.201cm" fo:padding-left="0.326cm" fo:padding-right="0.326cm"/>
      <style:paragraph-properties style:writing-mode="lr-tb"/>
    </style:style>
    <style:style style:name="gr25" style:family="graphic" style:parent-style-name="standard">
      <style:graphic-properties svg:stroke-width="0.152cm" draw:marker-start-width="0.432cm" draw:marker-end-width="0.432cm" draw:fill-color="#ff9966" draw:textarea-horizontal-align="justify" draw:textarea-vertical-align="middle" draw:auto-grow-height="false" fo:min-height="1.145cm" fo:min-width="4.135cm" fo:padding-top="0.201cm" fo:padding-bottom="0.201cm" fo:padding-left="0.326cm" fo:padding-right="0.326cm"/>
      <style:paragraph-properties style:writing-mode="lr-tb"/>
    </style:style>
    <style:style style:name="gr26" style:family="graphic" style:parent-style-name="standard">
      <style:graphic-properties svg:stroke-width="0.152cm" draw:marker-start-width="0.432cm" draw:marker-end-width="0.432cm" draw:fill-color="#ff9966" draw:textarea-horizontal-align="justify" draw:textarea-vertical-align="middle" draw:auto-grow-height="false" fo:min-height="2.693cm" fo:min-width="3.967cm" fo:padding-top="0.201cm" fo:padding-bottom="0.201cm" fo:padding-left="0.326cm" fo:padding-right="0.326cm"/>
      <style:paragraph-properties style:writing-mode="lr-tb"/>
    </style:style>
    <style:style style:name="gr27" style:family="graphic" style:parent-style-name="standard">
      <style:graphic-properties draw:fill-color="#ffffff" draw:textarea-horizontal-align="justify" draw:textarea-vertical-align="middle" draw:auto-grow-height="false" fo:min-height="0.21cm" fo:min-width="7.961cm"/>
      <style:paragraph-properties style:writing-mode="lr-tb"/>
    </style:style>
    <style:style style:name="gr28" style:family="graphic" style:parent-style-name="standard">
      <style:graphic-properties svg:stroke-width="0.152cm" draw:marker-start-width="0.432cm" draw:marker-end-width="0.432cm" draw:fill-color="#ffffff" draw:textarea-horizontal-align="justify" draw:textarea-vertical-align="middle" draw:auto-grow-height="false" fo:min-height="2.463cm" fo:min-width="3.991cm" fo:padding-top="0.201cm" fo:padding-bottom="0.201cm" fo:padding-left="0.326cm" fo:padding-right="0.326cm"/>
      <style:paragraph-properties style:writing-mode="lr-tb"/>
    </style:style>
    <style:style style:name="gr29" style:family="graphic" style:parent-style-name="standard">
      <style:graphic-properties svg:stroke-width="0.152cm" draw:marker-start-width="0.432cm" draw:marker-end-width="0.432cm" draw:fill="solid" draw:fill-color="#ffffff" draw:textarea-horizontal-align="justify" draw:textarea-vertical-align="middle" draw:auto-grow-height="false" fo:min-height="2.808cm" fo:min-width="3.425cm" fo:padding-top="0.201cm" fo:padding-bottom="0.201cm" fo:padding-left="0.326cm" fo:padding-right="0.326cm"/>
      <style:paragraph-properties style:writing-mode="lr-tb"/>
    </style:style>
    <style:style style:name="gr30" style:family="graphic" style:parent-style-name="standard">
      <style:graphic-properties draw:fill-color="#ffffff" draw:textarea-horizontal-align="justify" draw:textarea-vertical-align="middle" draw:auto-grow-height="false" fo:min-height="2.272cm" fo:min-width="3.673cm"/>
      <style:paragraph-properties style:writing-mode="lr-tb"/>
    </style:style>
    <style:style style:name="gr31" style:family="graphic" style:parent-style-name="standard">
      <style:graphic-properties svg:stroke-width="0.152cm" draw:marker-start-width="0.432cm" draw:marker-end-width="0.432cm" draw:fill-color="#ffffff" draw:textarea-horizontal-align="justify" draw:textarea-vertical-align="middle" draw:auto-grow-height="false" fo:min-height="2.005cm" fo:min-width="4.803cm" fo:padding-top="0.201cm" fo:padding-bottom="0.201cm" fo:padding-left="0.326cm" fo:padding-right="0.326cm"/>
      <style:paragraph-properties style:writing-mode="lr-tb"/>
    </style:style>
    <style:style style:name="gr32" style:family="graphic" style:parent-style-name="standard">
      <style:graphic-properties svg:stroke-width="0.152cm" draw:marker-start-width="0.432cm" draw:marker-end-width="0.432cm" draw:fill-color="#ffffff" draw:textarea-horizontal-align="justify" draw:textarea-vertical-align="middle" draw:auto-grow-height="false" fo:min-height="2.005cm" fo:min-width="4.676cm" fo:padding-top="0.201cm" fo:padding-bottom="0.201cm" fo:padding-left="0.326cm" fo:padding-right="0.326cm"/>
      <style:paragraph-properties style:writing-mode="lr-tb"/>
    </style:style>
    <style:style style:name="gr33" style:family="graphic" style:parent-style-name="standard">
      <style:graphic-properties svg:stroke-width="0.152cm" draw:marker-start-width="0.432cm" draw:marker-end-width="0.432cm" draw:fill-color="#ffffff" draw:textarea-horizontal-align="justify" draw:textarea-vertical-align="middle" draw:auto-grow-height="false" fo:min-height="1.662cm" fo:min-width="4.714cm" fo:padding-top="0.201cm" fo:padding-bottom="0.201cm" fo:padding-left="0.326cm" fo:padding-right="0.326cm"/>
      <style:paragraph-properties style:writing-mode="lr-tb"/>
    </style:style>
    <style:style style:name="gr34" style:family="graphic" style:parent-style-name="standard">
      <style:graphic-properties draw:fill-color="#ffffff" draw:textarea-horizontal-align="justify" draw:textarea-vertical-align="middle" draw:auto-grow-height="false" fo:min-height="0.21cm" fo:min-width="8.469cm"/>
      <style:paragraph-properties style:writing-mode="lr-tb"/>
    </style:style>
    <style:style style:name="gr35" style:family="graphic" style:parent-style-name="standard">
      <style:graphic-properties draw:fill-color="#ffffff" draw:textarea-horizontal-align="justify" draw:textarea-vertical-align="middle" draw:auto-grow-height="false" fo:min-height="0.21cm" fo:min-width="8.215cm"/>
      <style:paragraph-properties style:writing-mode="lr-tb"/>
    </style:style>
    <style:style style:name="gr36" style:family="graphic" style:parent-style-name="standard">
      <style:graphic-properties draw:textarea-vertical-align="middle" draw:auto-grow-height="false" fo:min-height="3.979cm" fo:min-width="3.437cm"/>
    </style:style>
    <style:style style:name="P1" style:family="paragraph">
      <loext:graphic-properties draw:fill-color="#ffffcc"/>
      <style:paragraph-properties fo:text-align="center"/>
    </style:style>
    <style:style style:name="P2" style:family="paragraph">
      <loext:graphic-properties draw:fill="none" draw:fill-color="#ffffff"/>
      <style:paragraph-properties style:writing-mode="lr-tb"/>
    </style:style>
    <style:style style:name="P3" style:family="paragraph">
      <style:paragraph-properties fo:text-align="center" style:writing-mode="lr-tb"/>
    </style:style>
    <style:style style:name="P4" style:family="paragraph">
      <style:paragraph-properties fo:text-align="start" style:writing-mode="lr-tb"/>
    </style:style>
    <style:style style:name="P5" style:family="paragraph">
      <style:paragraph-properties fo:margin-left="0cm" fo:margin-right="0cm" fo:margin-top="0cm" fo:margin-bottom="0cm" fo:line-height="100%" fo:text-align="start" fo:text-indent="0cm" style:writing-mode="lr-tb"/>
    </style:style>
    <style:style style:name="P6" style:family="paragraph">
      <loext:graphic-properties draw:fill-color="#ff9966"/>
      <style:paragraph-properties fo:text-align="center" style:writing-mode="lr-tb"/>
    </style:style>
    <style:style style:name="P7" style:family="paragraph">
      <loext:graphic-properties draw:fill-color="#ffffff"/>
      <style:paragraph-properties fo:text-align="center" style:writing-mode="lr-tb"/>
    </style:style>
    <style:style style:name="P8" style:family="paragraph">
      <style:paragraph-properties fo:text-align="center"/>
    </style:style>
    <style:style style:name="P9" style:family="paragraph">
      <loext:graphic-properties draw:fill="solid" draw:fill-color="#ffffff"/>
      <style:paragraph-properties fo:text-align="center" style:writing-mode="lr-tb"/>
    </style:style>
    <style:style style:name="P10" style:family="paragraph">
      <loext:graphic-properties draw:fill="solid" draw:fill-color="#ff9966"/>
      <style:paragraph-properties fo:text-align="center" style:writing-mode="lr-tb"/>
    </style:style>
    <style:style style:name="P11" style:family="paragraph">
      <loext:graphic-properties draw:fill-color="#ffffff"/>
      <style:paragraph-properties fo:text-align="start" style:writing-mode="lr-tb"/>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8pt" style:font-size-asian="8pt" style:font-size-complex="8pt"/>
    </style:style>
    <style:style style:name="T3" style:family="text">
      <style:text-properties fo:font-size="8pt" fo:font-weight="bold" style:font-size-asian="8pt" style:font-weight-asian="bold" style:font-size-complex="8pt" style:font-weight-complex="bold"/>
    </style:style>
    <style:style style:name="T4" style:family="text">
      <style:text-properties fo:font-size="8pt" fo:font-weight="normal" style:font-size-asian="8pt" style:font-weight-asian="normal" style:font-size-complex="8pt" style:font-weight-complex="normal"/>
    </style:style>
    <style:style style:name="T5" style:family="text">
      <style:text-properties style:use-window-font-color="true" loext:opacity="0%" style:text-outline="false" style:text-line-through-style="none" style:text-line-through-type="none" style:font-name="Arial" fo:font-size="8pt" fo:font-style="normal" fo:text-shadow="none" style:text-underline-style="none" fo:font-weight="normal" style:letter-kerning="true" style:font-name-asian="AR PL UMing HK"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8.067cm" svg:height="4.695cm" svg:x="9.82cm" svg:y="27.691cm">
          <text:p/>
          <draw:enhanced-geometry svg:viewBox="0 0 21600 21600" draw:mirror-horizontal="false" draw:mirror-vertical="false" draw:type="rectangle" draw:enhanced-path="M 0 0 L 21600 0 21600 21600 0 21600 0 0 Z N"/>
        </draw:custom-shape>
        <draw:frame draw:style-name="gr2" draw:text-style-name="P2" draw:layer="layout" svg:width="5.607cm" svg:height="0.962cm" svg:x="9.966cm" svg:y="27.56cm">
          <draw:text-box>
            <text:p>Graphics Modules</text:p>
          </draw:text-box>
        </draw:frame>
        <draw:custom-shape draw:style-name="gr3" draw:text-style-name="P1" draw:layer="layout" svg:width="20.955cm" svg:height="8.614cm" svg:x="20.669cm" svg:y="18.692cm">
          <text:p/>
          <draw:enhanced-geometry svg:viewBox="0 0 21600 21600" draw:mirror-horizontal="false" draw:mirror-vertical="false" draw:type="rectangle" draw:enhanced-path="M 0 0 L 21600 0 21600 21600 0 21600 0 0 Z N"/>
        </draw:custom-shape>
        <draw:custom-shape draw:style-name="gr4" draw:text-style-name="P1" draw:layer="layout" svg:width="10.287cm" svg:height="10.795cm" svg:x="9.874cm" svg:y="16.54cm">
          <text:p/>
          <draw:enhanced-geometry svg:viewBox="0 0 21600 21600" draw:type="rectangle" draw:enhanced-path="M 0 0 L 21600 0 21600 21600 0 21600 0 0 Z N"/>
        </draw:custom-shape>
        <draw:custom-shape draw:style-name="gr5" draw:text-style-name="P1" draw:layer="layout" svg:width="41.553cm" svg:height="11.43cm" svg:x="9.723cm" svg:y="4.827cm">
          <text:p/>
          <draw:enhanced-geometry svg:viewBox="0 0 21600 21600" draw:type="rectangle" draw:enhanced-path="M 0 0 L 21600 0 21600 21600 0 21600 0 0 Z N"/>
        </draw:custom-shape>
        <draw:custom-shape draw:style-name="gr6" draw:text-style-name="P6" draw:layer="layout" svg:width="4.853cm" svg:height="12.573cm" svg:x="1cm" svg:y="12.616cm">
          <text:p text:style-name="P3"><text:span text:style-name="T1">Ash3D_PostProc.F90</text:span></text:p>
          <text:p text:style-name="P4"><text:span text:style-name="T2"/></text:p>
          <text:p text:style-name="P4"><text:span text:style-name="T2">Call Set_OS_Env</text:span></text:p>
          <text:p text:style-name="P4"><text:span text:style-name="T2">Call </text:span><text:span text:style-name="T2">NC_Read_Output_Products</text:span></text:p>
          <text:p text:style-name="P4"><text:span text:style-name="T2">Call help_postproc</text:span></text:p>
          <text:p text:style-name="P4"><text:span text:style-name="T2">Call </text:span><text:span text:style-name="T2">Read_PostProc_Control_File</text:span></text:p>
          <text:p text:style-name="P5"><text:span text:style-name="T2">Call Read_Control_File</text:span></text:p>
          <text:p text:style-name="P4"><text:span text:style-name="T2">Call Set_OutVar_Specs</text:span></text:p>
          <text:p text:style-name="P4"><text:span text:style-name="T2">Call OpenFile_KML</text:span></text:p>
          <text:p text:style-name="P4"><text:span text:style-name="T2">Call Write_2D_KML</text:span></text:p>
          <text:p text:style-name="P4"><text:span text:style-name="T2">Call Close_KML</text:span></text:p>
          <text:p text:style-name="P4"><text:span text:style-name="T2">Call output_results</text:span></text:p>
          <text:p text:style-name="P4"><text:span text:style-name="T2">Call </text:span><text:span text:style-name="T2">Write_PointData_Airports_KML</text:span></text:p>
          <text:p text:style-name="P4"><text:span text:style-name="T2">Call </text:span><text:span text:style-name="T2">Write_PointData_Airports_ASC</text:span><text:span text:style-name="T2">II</text:span></text:p>
          <text:p text:style-name="P4"><text:span text:style-name="T2">Call vprofileopener</text:span></text:p>
          <text:p text:style-name="P4"><text:span text:style-name="T2">Call vprofilewriter</text:span></text:p>
          <text:p text:style-name="P4"><text:span text:style-name="T2">Call vprofilecloser</text:span></text:p>
          <text:p text:style-name="P4"><text:span text:style-name="T2">Call write_2d_ASCII</text:span></text:p>
          <text:p text:style-name="P4"><text:span text:style-name="T2">Call write_2Dprof_PNG_dislin</text:span></text:p>
          <text:p text:style-name="P4"><text:span text:style-name="T2">Call write_2Dprof_PNG_plplot</text:span></text:p>
          <text:p text:style-name="P4"><text:span text:style-name="T2">Call </text:span><text:span text:style-name="T2">write_2Dprof_PNG_gnuplot</text:span></text:p>
          <text:p text:style-name="P4"><text:span text:style-name="T2">Call write_2Dprof_PNG_GMT</text:span></text:p>
          <text:p text:style-name="P5"><text:span text:style-name="T2">Call write_2Dmap_PNG_dislin</text:span></text:p>
          <text:p text:style-name="P5"><text:span text:style-name="T2">Call write_2Dmap_PNG_plplot</text:span></text:p>
          <text:p text:style-name="P5"><text:span text:style-name="T2">Call </text:span><text:span text:style-name="T2">write_2Dmap_PNG_gnuplot</text:span></text:p>
          <text:p text:style-name="P5"><text:span text:style-name="T2">Call write_2Dmap_PNG_GMT</text:span></text:p>
          <text:p text:style-name="P5"><text:span text:style-name="T2">Call write_3D_Binary</text:span></text:p>
          <text:p text:style-name="P5"><text:span text:style-name="T2">Call write_2D_Binary</text:span></text:p>
          <text:p text:style-name="P5"><text:span text:style-name="T2">Call write_ShapeFile_Polyline</text:span></text:p>
          <text:p text:style-name="P5"><text:span text:style-name="T2">Call dealloc_array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draw:layer="layout" svg:width="5.231cm" svg:height="10.033cm" svg:x="9.977cm" svg:y="5.589cm">
          <text:p text:style-name="P3"><text:span text:style-name="T1">Input_Data.f90</text:span></text:p>
          <text:p text:style-name="P4"><text:span text:style-name="T3">MODULE Ash3d_Program_Control</text:span></text:p>
          <text:p text:style-name="P4"><text:span text:style-name="T3">Parse_Command_line</text:span></text:p>
          <text:p text:style-name="P5"><text:span text:style-name="T4"><text:s text:c="2"/></text:span><text:span text:style-name="T4">Call NC_RestartFile_ReadTimes</text:span></text:p>
          <text:p text:style-name="P5"><text:span text:style-name="T4"><text:s text:c="2"/></text:span><text:span text:style-name="T4">Call help_general</text:span></text:p>
          <text:p text:style-name="P5"><text:span text:style-name="T4"><text:s text:c="2"/></text:span><text:span text:style-name="T4">Call help_make</text:span></text:p>
          <text:p text:style-name="P5"><text:span text:style-name="T4"><text:s text:c="2"/></text:span><text:span text:style-name="T4">Call help_run</text:span></text:p>
          <text:p text:style-name="P5"><text:span text:style-name="T4"><text:s text:c="2"/></text:span><text:span text:style-name="T4">Call help_input</text:span></text:p>
          <text:p text:style-name="P5"><text:span text:style-name="T3">Set_OS_Env</text:span></text:p>
          <text:p text:style-name="P5"><text:span text:style-name="T4"><text:s text:c="2"/></text:span><text:span text:style-name="T4">Call check_endian</text:span></text:p>
          <text:p text:style-name="P5"><text:span text:style-name="T4"><text:s text:c="2"/></text:span><text:span text:style-name="T4">Call getlog</text:span></text:p>
          <text:p text:style-name="P5"><text:span text:style-name="T4"><text:s text:c="2"/></text:span><text:span text:style-name="T4">Call hostnm</text:span></text:p>
          <text:p text:style-name="P5"><text:span text:style-name="T4"><text:s text:c="2"/></text:span><text:span text:style-name="T4">Call getcwd</text:span></text:p>
          <text:p text:style-name="P5"><text:span text:style-name="T4">check_endian</text:span></text:p>
          <text:p text:style-name="P4"><text:span text:style-name="T3">Read_Control_File</text:span></text:p>
          <text:p text:style-name="P4"><text:span text:style-name="T2"><text:s text:c="2"/></text:span><text:span text:style-name="T2">Call get_ESP</text:span></text:p>
          <text:p text:style-name="P4"><text:span text:style-name="T2"><text:s text:c="2"/></text:span><text:span text:style-name="T2">Call PJ_Set_Proj</text:span></text:p>
          <text:p text:style-name="P4"><text:span text:style-name="T2"><text:s text:c="2"/></text:span><text:span text:style-name="T2">Call LatLonChecker</text:span></text:p>
          <text:p text:style-name="P4"><text:span text:style-name="T2"><text:s text:c="2"/></text:span><text:span text:style-name="T2">Call xyChecker</text:span></text:p>
          <text:p text:style-name="P4"><text:span text:style-name="T2"><text:s text:c="2"/></text:span><text:span text:style-name="T2">Call Allocate_Source_eruption</text:span></text:p>
          <text:p text:style-name="P4"><text:span text:style-name="T2"><text:s text:c="2"/></text:span><text:span text:style-name="T2">Call MR_Allocate_FullMetFileList</text:span></text:p>
          <text:p text:style-name="P4"><text:span text:style-name="T2"><text:s text:c="2"/></text:span><text:span text:style-name="T2">Call MR_Set_Gen_Index_GRIB</text:span></text:p>
          <text:p text:style-name="P4"><text:span text:style-name="T2"><text:s text:c="2"/></text:span><text:span text:style-name="T2">Call MR_Read_Met_DimVars</text:span></text:p>
          <text:p text:style-name="P4"><text:span text:style-name="T2"><text:s text:c="2"/></text:span><text:span text:style-name="T2">Call Allocate_Tephra</text:span></text:p>
          <text:p text:style-name="P4"><text:span text:style-name="T2"><text:s text:c="2"/></text:span><text:span text:style-name="T2">Call Calculate_Tephra_Shape</text:span></text:p>
          <text:p text:style-name="P4"><text:span text:style-name="T2"><text:s text:c="2"/></text:span><text:span text:style-name="T2">Call Sort_Tephra_Size</text:span></text:p>
          <text:p text:style-name="P4"><text:span text:style-name="T2"><text:s text:c="2"/></text:span><text:span text:style-name="T2">Call vprofchecker</text:span></text:p>
          <text:p text:style-name="P4"><text:span text:style-name="T3">LatLonChecker</text:span></text:p>
          <text:p text:style-name="P4"><text:span text:style-name="T3">xyChecker</text:span></text:p>
          <text:p text:style-name="P4"><text:span text:style-name="T3">vprofchec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3.302cm" svg:height="3.683cm" svg:x="15.462cm" svg:y="11.558cm">
          <text:p text:style-name="P3"><text:span text:style-name="T1">Help.f90</text:span></text:p>
          <text:p text:style-name="P4"><text:span text:style-name="T3">MODULE Help</text:span></text:p>
          <text:p text:style-name="P4"><text:span text:style-name="T3">help_general</text:span></text:p>
          <text:p text:style-name="P4"><text:span text:style-name="T4"><text:s text:c="2"/></text:span><text:span text:style-name="T4">Call help_run</text:span></text:p>
          <text:p text:style-name="P4"><text:span text:style-name="T3">help_make</text:span></text:p>
          <text:p text:style-name="P4"><text:span text:style-name="T3">help_run</text:span></text:p>
          <text:p text:style-name="P4"><text:span text:style-name="T3">help_input</text:span></text:p>
          <text:p text:style-name="P4"><text:span text:style-name="T4"><text:s text:c="2"/></text:span><text:span text:style-name="T4">Call help_inputfile</text:span></text:p>
          <text:p text:style-name="P4"><text:span text:style-name="T3">help_inputfile</text:span></text:p>
          <text:p text:style-name="P4"><text:span text:style-name="T3">help_postpro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6" draw:layer="layout" svg:width="4.445cm" svg:height="4.953cm" svg:x="36.925cm" svg:y="19.304cm">
          <text:p text:style-name="P3"><text:span text:style-name="T1">write_NETCDF.f90</text:span></text:p>
          <text:p text:style-name="P4"><text:span text:style-name="T3">MODULE Ash3d_Netcdf_IO</text:span></text:p>
          <text:p text:style-name="P4"><text:span text:style-name="T3">NC_create_netcdf_file</text:span></text:p>
          <text:p text:style-name="P4"><text:span text:style-name="T3">NC_append_to_netcdf</text:span></text:p>
          <text:p text:style-name="P4"><text:span text:style-name="T3">NC_RestartFile_ReadTimes</text:span></text:p>
          <text:p text:style-name="P4"><text:span text:style-name="T3">NC_Restart_LoadConcen</text:span></text:p>
          <text:p text:style-name="P4"><text:span text:style-name="T3">NC_check_status</text:span></text:p>
          <text:p text:style-name="P4"><text:span text:style-name="T3">NC_Read_Output_Products</text:span></text:p>
          <text:p text:style-name="P4"><text:span text:style-name="T4"><text:s text:c="2"/></text:span><text:span text:style-name="T4">Call Allocate_Ntime</text:span></text:p>
          <text:p text:style-name="P4"><text:span text:style-name="T4"><text:s text:c="2"/></text:span><text:span text:style-name="T4">Call Allocate_Airports</text:span></text:p>
          <text:p text:style-name="P4"><text:span text:style-name="T4"><text:s text:c="2"/></text:span><text:span text:style-name="T4">Call Allocate_Profile</text:span></text:p>
          <text:p text:style-name="P4"><text:span text:style-name="T4"><text:s text:c="2"/></text:span><text:span text:style-name="T4">Call </text:span><text:span text:style-name="T4">Set_OutVar_ContourLev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draw:layer="layout" svg:width="4.761cm" svg:height="3.665cm" svg:x="21.177cm" svg:y="9.29cm">
          <text:p text:style-name="P3"><text:span text:style-name="T1">Atmosphere.f90</text:span></text:p>
          <text:p text:style-name="P4"><text:span text:style-name="T3">MODULE Atmosphere</text:span></text:p>
          <text:p text:style-name="P4"><text:span text:style-name="T3">Allocate_Atmosphere_Met</text:span></text:p>
          <text:p text:style-name="P4"><text:span text:style-name="T3">Deallocate_Atmosphere_Met</text:span></text:p>
          <text:p text:style-name="P4"><text:span text:style-name="T3">Set_Atmosphere_Meso</text:span></text:p>
          <text:p text:style-name="P4"><text:span text:style-name="T4"><text:s text:c="2"/></text:span><text:span text:style-name="T4">Call </text:span><text:span text:style-name="T4">MR_Read_3d_MetP_Variable</text:span></text:p>
          <text:p text:style-name="P4"><text:span text:style-name="T3">Dens_IdealGasLaw</text:span></text:p>
          <text:p text:style-name="P4"><text:span text:style-name="T3">Visc_Sutherland</text:span></text:p>
          <text:p text:style-name="P4"><text:span text:style-name="T3">lambda_MeanFreePat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draw:layer="layout" svg:width="5.485cm" svg:height="5.669cm" svg:x="15.438cm" svg:y="5.508cm">
          <text:p text:style-name="P3"><text:span text:style-name="T1">Ash3d_Variable</text:span><text:span text:style-name="T1">Modules.f90</text:span></text:p>
          <text:p text:style-name="P4"><text:span text:style-name="T3">MODULE </text:span><text:span text:style-name="T3">precis_param</text:span></text:p>
          <text:p text:style-name="P5"><text:span text:style-name="T3">MODULE io_units</text:span></text:p>
          <text:p text:style-name="P4"><text:span text:style-name="T3">MODULE </text:span><text:span text:style-name="T3">global_param</text:span></text:p>
          <text:p text:style-name="P4"><text:span text:style-name="T3">MODULE io_data</text:span></text:p>
          <text:p text:style-name="P4"><text:span text:style-name="T3">Deallocate_io_data</text:span></text:p>
          <text:p text:style-name="P4"><text:span text:style-name="T3">MODULE mesh</text:span></text:p>
          <text:p text:style-name="P4"><text:span text:style-name="T3">Allocate_mesh</text:span></text:p>
          <text:p text:style-name="P4"><text:span text:style-name="T3">Deallocate_mesh</text:span></text:p>
          <text:p text:style-name="P4"><text:span text:style-name="T3">MODULE solution</text:span></text:p>
          <text:p text:style-name="P4"><text:span text:style-name="T3">Allocate_solution</text:span></text:p>
          <text:p text:style-name="P4"><text:span text:style-name="T3">Deallocate_solution</text:span></text:p>
          <text:p text:style-name="P4"><text:span text:style-name="T3">MODULE time_data</text:span></text:p>
          <text:p text:style-name="P4"><text:span text:style-name="T3">MODULE wind_grid</text:span></text:p>
          <text:p text:style-name="P4"><text:span text:style-name="T3">Allocate_wind_grid</text:span></text:p>
          <text:p text:style-name="P4"><text:span text:style-name="T3">Deallocate_wind_gr</text:span><text:span text:style-name="T3">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7" draw:layer="layout" svg:width="4.723cm" svg:height="8.136cm" svg:x="36.139cm" svg:y="5.335cm">
          <text:p text:style-name="P3"><text:span text:style-name="T1">Alloc_Arrays.f90</text:span></text:p>
          <text:p text:style-name="P4"><text:span text:style-name="T3">alloc_arrays</text:span></text:p>
          <text:p text:style-name="P4"><text:span text:style-name="T2"><text:s text:c="2"/></text:span><text:span text:style-name="T2">Call Allocate_mesh</text:span></text:p>
          <text:p text:style-name="P4"><text:span text:style-name="T2"><text:s text:c="2"/></text:span><text:span text:style-name="T2">Call Allocate_solution</text:span></text:p>
          <text:p text:style-name="P4"><text:span text:style-name="T2"><text:s text:c="2"/></text:span><text:span text:style-name="T2">Call Allocate_wind_grid</text:span></text:p>
          <text:p text:style-name="P4"><text:span text:style-name="T2"><text:s text:c="2"/></text:span><text:span text:style-name="T2">Call Allocate_Output_Vars</text:span></text:p>
          <text:p text:style-name="P4"><text:span text:style-name="T2"><text:s text:c="2"/></text:span><text:span text:style-name="T2">Call Allocate_Source_grid</text:span></text:p>
          <text:p text:style-name="P4"><text:span text:style-name="T2"><text:s text:c="2"/></text:span><text:span text:style-name="T2">Call Allocate_Diff</text:span></text:p>
          <text:p text:style-name="P4"><text:span text:style-name="T3">dealloc_arrays</text:span></text:p>
          <text:p text:style-name="P4"><text:span text:style-name="T2"><text:s text:c="2"/></text:span><text:span text:style-name="T2">Call Deallocate_io_data</text:span></text:p>
          <text:p text:style-name="P4"><text:span text:style-name="T2"><text:s text:c="2"/></text:span><text:span text:style-name="T2">Call Deallocate_mesh</text:span></text:p>
          <text:p text:style-name="P4"><text:span text:style-name="T2"><text:s text:c="2"/></text:span><text:span text:style-name="T2">Call Deallocate_solution</text:span></text:p>
          <text:p text:style-name="P4"><text:span text:style-name="T2"><text:s text:c="2"/></text:span><text:span text:style-name="T2">Call Deallocate_wind_grid</text:span></text:p>
          <text:p text:style-name="P4"><text:span text:style-name="T2"><text:s text:c="2"/></text:span><text:span text:style-name="T2">Call Deallocate_Tephra</text:span></text:p>
          <text:p text:style-name="P4"><text:span text:style-name="T2"><text:s text:c="2"/></text:span><text:span text:style-name="T2">Call Deallocate_Tephra_Met</text:span></text:p>
          <text:p text:style-name="P4"><text:span text:style-name="T2"><text:s text:c="2"/></text:span><text:span text:style-name="T2">Call Deallocate_Source</text:span></text:p>
          <text:p text:style-name="P4"><text:span text:style-name="T2"><text:s text:c="2"/></text:span><text:span text:style-name="T2">Call </text:span><text:span text:style-name="T2">Deallocate_Source_Umbrella</text:span></text:p>
          <text:p text:style-name="P5"><text:span text:style-name="T5"><text:s text:c="2"/></text:span><text:span text:style-name="T2">Call Deallocate_Diff</text:span></text:p>
          <text:p text:style-name="P5"><text:span text:style-name="T2"><text:s text:c="2"/></text:span><text:span text:style-name="T2">Call Deallocate_Output_Vars</text:span></text:p>
          <text:p text:style-name="P5"><text:span text:style-name="T2"><text:s text:c="2"/></text:span><text:span text:style-name="T2">Call Deallocate_Ntime</text:span></text:p>
          <text:p text:style-name="P5"><text:span text:style-name="T2"><text:s text:c="2"/></text:span><text:span text:style-name="T2">Call Deallocate_Profile</text:span></text:p>
          <text:p text:style-name="P5"><text:span text:style-name="T2"><text:s text:c="2"/></text:span><text:span text:style-name="T2">Call </text:span><text:span text:style-name="T2">Deallocate_Output_UserVars</text:span></text:p>
          <text:p text:style-name="P4"><text:span text:style-name="T2"><text:s text:c="2"/></text:span><text:span text:style-name="T2">Call Deallocate_Airports</text:span></text:p>
          <text:p text:style-name="P4"><text:span text:style-name="T2"><text:s text:c="2"/></text:span><text:span text:style-name="T2">Call </text:span><text:span text:style-name="T2">Deallocate_Atmosphere_Met</text:span></text:p>
          <text:p text:style-name="P4"><text:span text:style-name="T2"/></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draw:layer="layout" svg:width="4.72cm" svg:height="4.812cm" svg:x="31.951cm" svg:y="19.304cm">
          <text:p text:style-name="P3"><text:span text:style-name="T1">write_KML.f90</text:span></text:p>
          <text:p text:style-name="P4"><text:span text:style-name="T3">MODULE </text:span><text:span text:style-name="T3">Ash3d_KML_IO</text:span></text:p>
          <text:p text:style-name="P4"><text:span text:style-name="T3">Set_OutVar_Specs</text:span></text:p>
          <text:p text:style-name="P4"><text:span text:style-name="T3">OpenFile_KML</text:span></text:p>
          <text:p text:style-name="P4"><text:span text:style-name="T4"><text:s text:c="2"/></text:span><text:span text:style-name="T4">Call PlotModelBoundary</text:span></text:p>
          <text:p text:style-name="P4"><text:span text:style-name="T4"><text:s text:c="2"/></text:span><text:span text:style-name="T4">Call PJ_proj_inv</text:span></text:p>
          <text:p text:style-name="P4"><text:span text:style-name="T3">Write_2D_KML</text:span></text:p>
          <text:p text:style-name="P4"><text:span text:style-name="T4"><text:s text:c="2"/></text:span><text:span text:style-name="T4">Call PJ_proj_inv</text:span></text:p>
          <text:p text:style-name="P4"><text:span text:style-name="T3">Write_PointData_Airport</text:span><text:span text:style-name="T3">s_KML</text:span></text:p>
          <text:p text:style-name="P4"><text:span text:style-name="T4"><text:s text:c="2"/></text:span><text:span text:style-name="T4">Call PJ_proj_inv</text:span></text:p>
          <text:p text:style-name="P4"><text:span text:style-name="T3">Close_KML</text:span></text:p>
          <text:p text:style-name="P4"><text:span text:style-name="T3">PlotModelBoundary</text:span></text:p>
          <text:p text:style-name="P4"><text:span text:style-name="T4"><text:s text:c="2"/></text:span><text:span text:style-name="T4">Call PJ_proj_inv</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7" draw:layer="layout" svg:width="5.207cm" svg:height="6.096cm" svg:x="20.977cm" svg:y="19.431cm">
          <text:p text:style-name="P3"><text:span text:style-name="T1">Output_Res</text:span><text:span text:style-name="T1">ults.f90</text:span></text:p>
          <text:p text:style-name="P4"><text:span text:style-name="T3">output_result</text:span><text:span text:style-name="T3">s</text:span></text:p>
          <text:p text:style-name="P4"><text:span text:style-name="T2"><text:s text:c="2"/></text:span><text:span text:style-name="T2">Call </text:span><text:span text:style-name="T2">Set_OutVar_S</text:span><text:span text:style-name="T2">pecs</text:span></text:p>
          <text:p text:style-name="P4"><text:span text:style-name="T2"><text:s text:c="2"/></text:span><text:span text:style-name="T2">Call </text:span><text:span text:style-name="T2">OpenFile_KML</text:span></text:p>
          <text:p text:style-name="P4"><text:span text:style-name="T2"><text:s text:c="2"/></text:span><text:span text:style-name="T2">Call </text:span><text:span text:style-name="T2">create_netcdf</text:span><text:span text:style-name="T2">_file</text:span></text:p>
          <text:p text:style-name="P4"><text:span text:style-name="T2"><text:s text:c="2"/></text:span><text:span text:style-name="T2">Call </text:span><text:span text:style-name="T2">write_2D_ASC</text:span><text:span text:style-name="T2">II</text:span></text:p>
          <text:p text:style-name="P4"><text:span text:style-name="T2"><text:s text:c="2"/></text:span><text:span text:style-name="T2">Call </text:span><text:span text:style-name="T2">write_2D_KML</text:span></text:p>
          <text:p text:style-name="P4"><text:span text:style-name="T2"><text:s text:c="2"/></text:span><text:span text:style-name="T2">Call </text:span><text:span text:style-name="T2">write_3D_ASC</text:span><text:span text:style-name="T2">II</text:span></text:p>
          <text:p text:style-name="P4"><text:span text:style-name="T2"><text:s text:c="2"/></text:span><text:span text:style-name="T2">Call </text:span><text:span text:style-name="T2">write_3D_Bina</text:span><text:span text:style-name="T2">ry</text:span></text:p>
          <text:p text:style-name="P4"><text:span text:style-name="T2"><text:s text:c="2"/></text:span><text:span text:style-name="T2">Call </text:span><text:span text:style-name="T2">append_to_net</text:span><text:span text:style-name="T2">cdf</text:span></text:p>
          <text:p text:style-name="P4"><text:span text:style-name="T2"><text:s text:c="2"/></text:span><text:span text:style-name="T2">Call </text:span><text:span text:style-name="T2">vprofileclose</text:span></text:p>
          <text:p text:style-name="P4"><text:span text:style-name="T2"><text:s text:c="2"/></text:span><text:span text:style-name="T2">Call </text:span><text:span text:style-name="T2">OpenFile_KML</text:span></text:p>
          <text:p text:style-name="P4"><text:span text:style-name="T2"><text:s text:c="2"/></text:span><text:span text:style-name="T2">Call </text:span><text:span text:style-name="T2">Write_2D_KM</text:span><text:span text:style-name="T2">L</text:span></text:p>
          <text:p text:style-name="P4"><text:span text:style-name="T2"><text:s text:c="2"/></text:span><text:span text:style-name="T2">Call </text:span><text:span text:style-name="T2">Close_KML</text:span></text:p>
          <text:p text:style-name="P4"><text:span text:style-name="T2"><text:s text:c="2"/></text:span><text:span text:style-name="T2">Call </text:span><text:span text:style-name="T2">write_2D_ASC</text:span><text:span text:style-name="T2">II</text:span></text:p>
          <text:p text:style-name="P4"><text:span text:style-name="T2"><text:s text:c="2"/></text:span><text:span text:style-name="T2">Call </text:span><text:span text:style-name="T2">Write_PointDat</text:span><text:span text:style-name="T2">a_Airports_KM</text:span><text:span text:style-name="T2">L</text:span></text:p>
          <text:p text:style-name="P4"><text:span text:style-name="T2"><text:s text:c="2"/></text:span><text:span text:style-name="T2">Call </text:span><text:span text:style-name="T2">Write_PointDat</text:span><text:span text:style-name="T2">a_Airports_AS</text:span><text:span text:style-name="T2">CI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2" draw:layer="layout" svg:width="5.997cm" svg:height="0.962cm" svg:x="9.772cm" svg:y="4.638cm">
          <draw:text-box>
            <text:p>Setup / Initialization</text:p>
          </draw:text-box>
        </draw:frame>
        <draw:frame draw:style-name="gr16" draw:text-style-name="P2" draw:layer="layout" svg:width="5.971cm" svg:height="0.962cm" svg:x="10.005cm" svg:y="16.636cm">
          <draw:text-box>
            <text:p>Test Output Criteria</text:p>
          </draw:text-box>
        </draw:frame>
        <draw:frame draw:style-name="gr17" draw:text-style-name="P2" draw:layer="layout" svg:width="2.407cm" svg:height="0.962cm" svg:x="20.815cm" svg:y="18.561cm">
          <draw:text-box>
            <text:p>Output</text:p>
          </draw:text-box>
        </draw:frame>
        <draw:custom-shape draw:style-name="gr18" draw:text-style-name="P8" draw:layer="layout" svg:width="3.791cm" svg:height="9.136cm" svg:x="5.845cm" svg:y="7.3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9" draw:text-style-name="P8" draw:layer="layout" svg:width="3.918cm" svg:height="10.795cm" svg:x="5.845cm" svg:y="20.936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0" draw:text-style-name="P7" draw:layer="layout" svg:width="4.445cm" svg:height="4.318cm" svg:x="31.464cm" svg:y="9.018cm">
          <text:p text:style-name="P3"><text:span text:style-name="T1">Airports.f90</text:span></text:p>
          <text:p text:style-name="P4"><text:span text:style-name="T3">MODULE Airports</text:span></text:p>
          <text:p text:style-name="P4"><text:span text:style-name="T3">Allocate_Airports</text:span></text:p>
          <text:p text:style-name="P4"><text:span text:style-name="T3">Deallocate_Airports</text:span></text:p>
          <text:p text:style-name="P4"><text:span text:style-name="T3">ReadAirports</text:span></text:p>
          <text:p text:style-name="P4"><text:span text:style-name="T4"><text:s text:c="2"/></text:span><text:span text:style-name="T4">Call Read_GlobalAirports</text:span></text:p>
          <text:p text:style-name="P4"><text:span text:style-name="T4"><text:s text:c="2"/></text:span><text:span text:style-name="T4">Call ReadExtAirports</text:span></text:p>
          <text:p text:style-name="P4"><text:span text:style-name="T4"><text:s text:c="2"/></text:span><text:span text:style-name="T4">Call PJ_proj_for</text:span></text:p>
          <text:p text:style-name="P4"><text:span text:style-name="T4"><text:s text:c="2"/></text:span><text:span text:style-name="T4">Call Allocate_Airports</text:span></text:p>
          <text:p text:style-name="P4"><text:span text:style-name="T4"><text:s text:c="2"/></text:span><text:span text:style-name="T4">Call PJ_proj_for</text:span></text:p>
          <text:p text:style-name="P4"><text:span text:style-name="T3">bilinear_thickness</text:span></text:p>
          <text:p text:style-name="P4"><text:span text:style-name="T3">ReadExtApirports</text:span></text:p>
          <text:p text:style-name="P4"><text:span text:style-name="T3">Read_GlobalAirpor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9" draw:layer="layout" svg:width="4.961cm" svg:height="6.731cm" svg:x="26.249cm" svg:y="5.462cm">
          <text:p text:style-name="P3"><text:span text:style-name="T1">Tephra.f90</text:span></text:p>
          <text:p text:style-name="P4"><text:span text:style-name="T3">MODULE Tephra</text:span></text:p>
          <text:p text:style-name="P4"><text:span text:style-name="T3">Allocate_Tephra</text:span></text:p>
          <text:p text:style-name="P4"><text:span text:style-name="T3">Allocate_Tephra_Met</text:span></text:p>
          <text:p text:style-name="P4"><text:span text:style-name="T3">Deallocate_Tephra</text:span></text:p>
          <text:p text:style-name="P4"><text:span text:style-name="T3">Deallocate_Tephra_Met</text:span></text:p>
          <text:p text:style-name="P4"><text:span text:style-name="T3">Set_Vf_Meso</text:span></text:p>
          <text:p text:style-name="P4"><text:span text:style-name="T2"><text:s text:c="2"/></text:span><text:span text:style-name="T2">Call Regrid_MetP_to_CompH</text:span></text:p>
          <text:p text:style-name="P4"><text:span text:style-name="T3">Calculate_Tephra_Shape</text:span></text:p>
          <text:p text:style-name="P4"><text:span text:style-name="T3">Sort_Tephra_Size</text:span></text:p>
          <text:p text:style-name="P4"><text:span text:style-name="T3"><text:s text:c="2"/></text:span><text:span text:style-name="T4">Call partition_gsbins</text:span></text:p>
          <text:p text:style-name="P4"><text:span text:style-name="T3">partition_gsbins</text:span></text:p>
          <text:p text:style-name="P4"><text:span text:style-name="T3">Prune_GS</text:span></text:p>
          <text:p text:style-name="P4"><text:span text:style-name="T3">vset_WH</text:span></text:p>
          <text:p text:style-name="P4"><text:span text:style-name="T3">vset_WH_slip</text:span></text:p>
          <text:p text:style-name="P4"><text:span text:style-name="T3">vset_WH_PCM</text:span></text:p>
          <text:p text:style-name="P4"><text:span text:style-name="T3">vset_Gans</text:span></text:p>
          <text:p text:style-name="P4"><text:span text:style-name="T3">vset_Stokes</text:span></text:p>
          <text:p text:style-name="P4"><text:span text:style-name="T3">vset_Stokessli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0" draw:layer="layout" svg:width="3.937cm" svg:height="7.112cm" svg:x="45.815cm" svg:y="8.891cm">
          <text:p text:style-name="P3"><text:span text:style-name="T1">Diffusion.f90</text:span></text:p>
          <text:p text:style-name="P4"><text:span text:style-name="T3">MODULE Diffusion</text:span></text:p>
          <text:p text:style-name="P4"><text:span text:style-name="T3">Allocate_Diff</text:span></text:p>
          <text:p text:style-name="P4"><text:span text:style-name="T3">Deallocate_Diff</text:span></text:p>
          <text:p text:style-name="P4"><text:span text:style-name="T3">DiffuseHorz</text:span></text:p>
          <text:p text:style-name="P4"><text:span text:style-name="T4"><text:s text:c="2"/></text:span><text:span text:style-name="T4">Call diffCN_x</text:span></text:p>
          <text:p text:style-name="P4"><text:span text:style-name="T4"><text:s text:c="2"/></text:span><text:span text:style-name="T4">Call diffCN_y</text:span></text:p>
          <text:p text:style-name="P4"><text:span text:style-name="T4"><text:s text:c="2"/></text:span><text:span text:style-name="T4">Call diff_x</text:span></text:p>
          <text:p text:style-name="P4"><text:span text:style-name="T4"><text:s text:c="2"/></text:span><text:span text:style-name="T4">Call diff_y</text:span></text:p>
          <text:p text:style-name="P4"><text:span text:style-name="T3">DiffuseVert</text:span></text:p>
          <text:p text:style-name="P4"><text:span text:style-name="T4"><text:s text:c="2"/></text:span><text:span text:style-name="T4">Call diffCN_z</text:span></text:p>
          <text:p text:style-name="P4"><text:span text:style-name="T4"><text:s text:c="2"/></text:span><text:span text:style-name="T4">Call diff_z</text:span></text:p>
          <text:p text:style-name="P4"><text:span text:style-name="T3">diff_x</text:span></text:p>
          <text:p text:style-name="P4"><text:span text:style-name="T3">diff_y</text:span></text:p>
          <text:p text:style-name="P4"><text:span text:style-name="T3">diff_z</text:span></text:p>
          <text:p text:style-name="P4"><text:span text:style-name="T3">diffCN_x</text:span></text:p>
          <text:p text:style-name="P4"><text:span text:style-name="T4"><text:s text:c="2"/></text:span><text:span text:style-name="T4">Call sptsv / dptsv</text:span></text:p>
          <text:p text:style-name="P4"><text:span text:style-name="T3">diffCN_y</text:span></text:p>
          <text:p text:style-name="P4"><text:span text:style-name="T4"><text:s text:c="2"/></text:span><text:span text:style-name="T4">Call sptsv / dptsv</text:span></text:p>
          <text:p text:style-name="P4"><text:span text:style-name="T3">diffCN_z</text:span></text:p>
          <text:p text:style-name="P4"><text:span text:style-name="T4"><text:s text:c="2"/></text:span><text:span text:style-name="T4">Call sptsv / dptsv</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0" draw:layer="layout" svg:width="4.699cm" svg:height="9.271cm" svg:x="10.128cm" svg:y="17.683cm">
          <text:p text:style-name="P3"><text:span text:style-name="T1">Output_Vars.f90</text:span></text:p>
          <text:p text:style-name="P4"><text:span text:style-name="T3">MODULE Output_Vars</text:span></text:p>
          <text:p text:style-name="P4"><text:span text:style-name="T3">Allocate_Output_Vars</text:span></text:p>
          <text:p text:style-name="P4"><text:span text:style-name="T3">Allocate_Ntime</text:span></text:p>
          <text:p text:style-name="P4"><text:span text:style-name="T3">Allocate_Profile</text:span></text:p>
          <text:p text:style-name="P4"><text:span text:style-name="T3">Allocate_Output_UserVars</text:span></text:p>
          <text:p text:style-name="P4"><text:span text:style-name="T3">Deallocate_Output_Vars</text:span></text:p>
          <text:p text:style-name="P4"><text:span text:style-name="T3">Deallocate_Ntime</text:span></text:p>
          <text:p text:style-name="P4"><text:span text:style-name="T3">Deallocate_Profile</text:span></text:p>
          <text:p text:style-name="P4"><text:span text:style-name="T3">Deallocate_Output_UserVars</text:span></text:p>
          <text:p text:style-name="P4"><text:span text:style-name="T3">Set_OutVar_ContourLevel</text:span></text:p>
          <text:p text:style-name="P4"><text:span text:style-name="T3">AshThicknessCalculator</text:span></text:p>
          <text:p text:style-name="P4"><text:span text:style-name="T3">AshTotalCalculator</text:span></text:p>
          <text:p text:style-name="P4"><text:span text:style-name="T3">DbZCalculator</text:span></text:p>
          <text:p text:style-name="P4"><text:span text:style-name="T4"><text:s text:c="2"/></text:span><text:span text:style-name="T4">Call AshLoadCalculator</text:span></text:p>
          <text:p text:style-name="P4"><text:span text:style-name="T3">ConcentrationCalculator</text:span></text:p>
          <text:p text:style-name="P4"><text:span text:style-name="T3">CloudAreaCalculator</text:span></text:p>
          <text:p text:style-name="P4"><text:span text:style-name="T3">Get_Output_Vars</text:span></text:p>
          <text:p text:style-name="P4"><text:span text:style-name="T4"><text:s text:c="2"/></text:span><text:span text:style-name="T4">Call AshThicknessCalculator</text:span></text:p>
          <text:p text:style-name="P4"><text:span text:style-name="T4"><text:s text:c="2"/></text:span><text:span text:style-name="T4">Call ConcentrationCalculator</text:span></text:p>
          <text:p text:style-name="P4"><text:span text:style-name="T4"><text:s text:c="2"/></text:span><text:span text:style-name="T4">Call CloudAreaCalculator</text:span></text:p>
          <text:p text:style-name="P4"><text:span text:style-name="T3">Calc_AshVol_Aloft</text:span></text:p>
          <text:p text:style-name="P5"><text:span text:style-name="T3">Calc_vprofile</text:span></text:p>
          <text:p text:style-name="P4"><text:span text:style-name="T3">Calc_AshVol_Deposit</text:span></text:p>
          <text:p text:style-name="P4"><text:span text:style-name="T3">Calc_AshVol_Outflow</text:span></text:p>
          <text:p text:style-name="P4"><text:span text:style-name="T3">FirstAsh</text:span></text:p>
          <text:p text:style-name="P4"><text:span text:style-name="T3"><text:s text:c="2"/></text:span><text:span text:style-name="T4">Call ConcentrationCalculator</text:span></text:p>
          <text:p text:style-name="P4"><text:span text:style-name="T4"><text:s text:c="2"/></text:span><text:span text:style-name="T4">Call AshThicknessCalcul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7" draw:layer="layout" svg:width="3.302cm" svg:height="2.032cm" svg:x="26.384cm" svg:y="12.447cm">
          <text:p text:style-name="P3"><text:span text:style-name="T1">VotW.f90</text:span></text:p>
          <text:p text:style-name="P4"><text:span text:style-name="T3">MODULE VotW_ESP</text:span></text:p>
          <text:p text:style-name="P4"><text:span text:style-name="T3">get_ESP</text:span></text:p>
          <text:p text:style-name="P4"><text:span text:style-name="T4"><text:s text:c="2"/></text:span><text:span text:style-name="T4">Call VotW_v12</text:span></text:p>
          <text:p text:style-name="P4"><text:span text:style-name="T3">VotW_v1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6" draw:layer="layout" svg:width="4.953cm" svg:height="1.713cm" svg:x="26.638cm" svg:y="23.241cm">
          <text:p text:style-name="P3"><text:span text:style-name="T1">write_BINARY.f90</text:span></text:p>
          <text:p text:style-name="P4"><text:span text:style-name="T1">MODULE </text:span><text:span text:style-name="T1">Ash3d_Binary_IO</text:span></text:p>
          <text:p text:style-name="P4"><text:span text:style-name="T3">write_3D_Binary</text:span></text:p>
          <text:p text:style-name="P4"><text:span text:style-name="T3">write_2D_Binary</text:span><text:span text:style-name="T2"> <tex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6" draw:layer="layout" svg:width="4.953cm" svg:height="3.429cm" svg:x="26.638cm" svg:y="19.431cm">
          <text:p text:style-name="P3"><text:span text:style-name="T1">write_ASCII.f90</text:span></text:p>
          <text:p text:style-name="P4"><text:span text:style-name="T3">MODULE Ash3d_ASCII_IO</text:span></text:p>
          <text:p text:style-name="P4"><text:span text:style-name="T2">Vprofileopener</text:span></text:p>
          <text:p text:style-name="P4"><text:span text:style-name="T2">Vprofilewriter</text:span></text:p>
          <text:p text:style-name="P4"><text:span text:style-name="T2">Vprofilecloser</text:span></text:p>
          <text:p text:style-name="P4"><text:span text:style-name="T2">write_2D_ASCII</text:span></text:p>
          <text:p text:style-name="P4"><text:span text:style-name="T2">read_2D_ASCII</text:span></text:p>
          <text:p text:style-name="P4"><text:span text:style-name="T2">write_3D_ASCII</text:span></text:p>
          <text:p text:style-name="P4"><text:span text:style-name="T2">write_PointData_Airports_ASCI</text:span><text:span text:style-name="T2">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1" draw:layer="layout" svg:width="8.509cm" svg:height="0.508cm" svg:x="30.067cm" svg:y="13.59cm">
          <text:p text:style-name="P4"><text:span text:style-name="T1">/opt/USGS/</text:span><text:span text:style-name="T1">Ash3d/share/</text:span><text:span text:style-name="T1">GlobalAirports_e</text:span><text:span text:style-name="T1">wert.tx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1" draw:layer="layout" svg:width="8.509cm" svg:height="0.508cm" svg:x="26.384cm" svg:y="14.733cm">
          <text:p text:style-name="P4"><text:span text:style-name="T1">/opt/USGS/</text:span><text:span text:style-name="T1">Ash3d/share/</text:span><text:span text:style-name="T1">VotW_ESP_v12_c</text:span><text:span text:style-name="T1">sv.tx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7" draw:layer="layout" svg:width="4.953cm" svg:height="3.175cm" svg:x="46.069cm" svg:y="5.462cm">
          <text:p text:style-name="P3"><text:span text:style-name="T1">Source_Umbrella.f90</text:span></text:p>
          <text:p text:style-name="P4"><text:span text:style-name="T3">MODULE Source_Umbrella</text:span></text:p>
          <text:p text:style-name="P4"><text:span text:style-name="T3">Allocate_Source_Umbrella</text:span></text:p>
          <text:p text:style-name="P4"><text:span text:style-name="T3">Deallocate_Source_Umbrella</text:span></text:p>
          <text:p text:style-name="P4"><text:span text:style-name="T3">umbrella_winds</text:span></text:p>
          <text:p text:style-name="P4"><text:span text:style-name="T3">TephraSourceNodes_Umbrella</text:span></text:p>
          <text:p text:style-name="P4"><text:span text:style-name="T3">SourceVolInc_Umbrella</text:span></text:p>
          <text:p text:style-name="P4"><text:span text:style-name="T3">AbgCon_Umbrell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9" draw:layer="layout" svg:width="4.423cm" svg:height="3.556cm" svg:x="41.37cm" svg:y="5.462cm">
          <text:p text:style-name="P3"><text:span text:style-name="T1">Source.f90</text:span></text:p>
          <text:p text:style-name="P4"><text:span text:style-name="T3">MODULE Source</text:span></text:p>
          <text:p text:style-name="P4"><text:span text:style-name="T3">Allocate_Source_eruption</text:span></text:p>
          <text:p text:style-name="P4"><text:span text:style-name="T3">Allocate_Source_grid</text:span></text:p>
          <text:p text:style-name="P4"><text:span text:style-name="T3">Deallocate_Source</text:span></text:p>
          <text:p text:style-name="P5"><text:span text:style-name="T3">Calc_Normalized_SourceCol</text:span></text:p>
          <text:p text:style-name="P4"><text:span text:style-name="T3">EruptivePulse_MassFluxRate</text:span></text:p>
          <text:p text:style-name="P4"><text:span text:style-name="T3">CheckEruptivePulses</text:span></text:p>
          <text:p text:style-name="P4"><text:span text:style-name="T3">TephraSourceNodes</text:span></text:p>
          <text:p text:style-name="P4"><text:span text:style-name="T3">SourceVolIn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7" draw:layer="layout" svg:width="4.445cm" svg:height="2.794cm" svg:x="31.972cm" svg:y="24.366cm">
          <text:p text:style-name="P3"><text:span text:style-name="T1">write_Shapefile.f90</text:span></text:p>
          <text:p text:style-name="P4"><text:span text:style-name="T3">write_ShapeFile_Polyline</text:span></text:p>
          <text:p text:style-name="P4"><text:span text:style-name="T2"><text:s text:c="2"/></text:span><text:span text:style-name="T2">Call writeShapFileFieldDesArr</text:span></text:p>
          <text:p text:style-name="P4"><text:span text:style-name="T3">WriteShapFileFieldDesArr</text:span></text:p>
          <text:p text:style-name="P4"><text:span text:style-name="T3">BigEnd_4int</text:span></text:p>
          <text:p text:style-name="P4"><text:span text:style-name="T3">LitEnd_2int</text:span></text:p>
          <text:p text:style-name="P4"><text:span text:style-name="T3">LitEnd_4int</text:span></text:p>
          <text:p text:style-name="P4"><text:span text:style-name="T3">LitEnd_8re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7" draw:layer="layout" svg:width="5.715cm" svg:height="2.667cm" svg:x="10.328cm" svg:y="28.614cm">
          <text:p text:style-name="P3"><text:span text:style-name="T1">Ash3d_PostProc_gnuplot.f90</text:span></text:p>
          <text:p text:style-name="P4"><text:span text:style-name="T3">MODULE Ash3d_PostProc_gnuplot</text:span></text:p>
          <text:p text:style-name="P4"><text:span text:style-name="T3">write_2Dmap_PNG_gnuplot</text:span></text:p>
          <text:p text:style-name="P4"><text:span text:style-name="T4"><text:s text:c="2"/></text:span><text:span text:style-name="T4">Call citylist</text:span></text:p>
          <text:p text:style-name="P4"><text:span text:style-name="T3">write_2Dprof_PNG_gnuplot</text:span></text:p>
          <text:p text:style-name="P4"><text:span text:style-name="T3">write_DepPOI_TS_PS_gnuplo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7" draw:layer="layout" svg:width="5.588cm" svg:height="2.667cm" svg:x="16.405cm" svg:y="28.614cm">
          <text:p text:style-name="P3"><text:span text:style-name="T1">Ash3d_PostProc_dislin.f90</text:span></text:p>
          <text:p text:style-name="P4"><text:span text:style-name="T3">MODULE Ash3d_PostProc_dislin</text:span></text:p>
          <text:p text:style-name="P4"><text:span text:style-name="T3">write_2Dmap_PNG_dislin</text:span></text:p>
          <text:p text:style-name="P4"><text:span text:style-name="T4"><text:s text:c="2"/></text:span><text:span text:style-name="T4">Call citylist</text:span></text:p>
          <text:p text:style-name="P4"><text:span text:style-name="T3">write_2Dprof_PNG_dislin</text:span></text:p>
          <text:p text:style-name="P4"><text:span text:style-name="T3">write_DepPOI_TS_PS_disl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7" draw:layer="layout" svg:width="5.588cm" svg:height="2.667cm" svg:x="22.374cm" svg:y="28.614cm">
          <text:p text:style-name="P3"><text:span text:style-name="T1">Ash3d_PostProc_plplot.f90</text:span></text:p>
          <text:p text:style-name="P4"><text:span text:style-name="T3">MODULE Ash3d_PostProc_plplot</text:span></text:p>
          <text:p text:style-name="P4"><text:span text:style-name="T3">write_2Dmap_PNG_plplot</text:span></text:p>
          <text:p text:style-name="P4"><text:span text:style-name="T4"><text:s text:c="2"/></text:span><text:span text:style-name="T4">Call citylist</text:span></text:p>
          <text:p text:style-name="P4"><text:span text:style-name="T3">write_2Dprof_PNG_plplot</text:span></text:p>
          <text:p text:style-name="P4"><text:span text:style-name="T3">write_DepPOI_TS_PS_plplo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7" draw:layer="layout" svg:width="5.588cm" svg:height="2.286cm" svg:x="28.362cm" svg:y="28.614cm">
          <text:p text:style-name="P3"><text:span text:style-name="T1">Ash3d_PostProc_cities.f90</text:span></text:p>
          <text:p text:style-name="P4"><text:span text:style-name="T3">MODULE citywriter</text:span></text:p>
          <text:p text:style-name="P4"><text:span text:style-name="T3">citylist</text:span></text:p>
          <text:p text:style-name="P4"><text:span text:style-name="T4"><text:s text:c="2"/></text:span><text:span text:style-name="T4">Call space_checker</text:span></text:p>
          <text:p text:style-name="P4"><text:span text:style-name="T3">space_chec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1" draw:layer="layout" svg:width="9.017cm" svg:height="0.508cm" svg:x="28.362cm" svg:y="31.081cm">
          <text:p text:style-name="P4"><text:span text:style-name="T1">/opt/USGS/Ash3d/share/post_proc/world_cities.tx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1" draw:layer="layout" svg:width="8.763cm" svg:height="0.508cm" svg:x="16.424cm" svg:y="31.535cm">
          <text:p text:style-name="P4"><text:span text:style-name="T1">/opt/USGS/Ash3d/share/post_proc/USGSvid.p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8" draw:layer="layout" svg:width="3.937cm" svg:height="4.229cm" svg:x="5.826cm" svg:y="17.596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n" fo:country="US"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9.411cm" fo:page-height="42.0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Hans Schwaiger</meta:initial-creator>
    <meta:creation-date>2014-08-01T10:49:01</meta:creation-date>
    <dc:date>2024-07-16T16:21:48.567778926</dc:date>
    <meta:editing-duration>P4DT5H45M41S</meta:editing-duration>
    <meta:editing-cycles>81</meta:editing-cycles>
    <meta:generator>LibreOffice/7.1.8.1$Linux_X86_64 LibreOffice_project/10$Build-1</meta:generator>
    <meta:document-statistic meta:object-count="38"/>
  </office:meta>
</office:document-meta>
</file>